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065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42cm"/>
    </style:style>
    <style:style style:name="co4" style:family="table-column">
      <style:table-column-properties fo:break-before="auto" style:column-width="2.568cm"/>
    </style:style>
    <style:style style:name="co5" style:family="table-column">
      <style:table-column-properties fo:break-before="auto" style:column-width="3.47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6.415cm"/>
    </style:style>
    <style:style style:name="co8" style:family="table-column">
      <style:table-column-properties fo:break-before="auto" style:column-width="2.584cm"/>
    </style:style>
    <style:style style:name="co9" style:family="table-column">
      <style:table-column-properties fo:break-before="auto" style:column-width="1.753cm"/>
    </style:style>
    <style:style style:name="co10" style:family="table-column">
      <style:table-column-properties fo:break-before="auto" style:column-width="3.612cm"/>
    </style:style>
    <style:style style:name="co11" style:family="table-column">
      <style:table-column-properties fo:break-before="auto" style:column-width="7.99cm"/>
    </style:style>
    <style:style style:name="co12" style:family="table-column">
      <style:table-column-properties fo:break-before="auto" style:column-width="2.224cm"/>
    </style:style>
    <style:style style:name="co13" style:family="table-column">
      <style:table-column-properties fo:break-before="auto" style:column-width="2.612cm"/>
    </style:style>
    <style:style style:name="co14" style:family="table-column">
      <style:table-column-properties fo:break-before="auto" style:column-width="2.168cm"/>
    </style:style>
    <style:style style:name="co15" style:family="table-column">
      <style:table-column-properties fo:break-before="auto" style:column-width="2.94cm"/>
    </style:style>
    <style:style style:name="co16" style:family="table-column">
      <style:table-column-properties fo:break-before="auto" style:column-width="3.884cm"/>
    </style:style>
    <style:style style:name="co17" style:family="table-column">
      <style:table-column-properties fo:break-before="auto" style:column-width="5.466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13cm" fo:break-before="auto" style:use-optimal-row-height="true"/>
    </style:style>
    <style:style style:name="ro3" style:family="table-row">
      <style:table-row-properties style:row-height="1.198cm" fo:break-before="auto" style:use-optimal-row-height="true"/>
    </style:style>
    <style:style style:name="ro4" style:family="table-row">
      <style:table-row-properties style:row-height="0.8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ext-properties fo:color="#ff3333"/>
    </style:style>
  </office:automatic-styles>
  <office:body>
    <office:spreadsheet>
      <table:table table:name="Page to K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>
            <text:p>URL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Keywords</text:p>
          </table:table-cell>
          <table:table-cell table:style-name="ce1" office:value-type="string">
            <text:p>Trafic Estimation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http://www.chien-calme.com/pages/produits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pages/massag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pages/acuponctur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pages/osteopathie/</text:p>
          </table:table-cell>
          <table:table-cell table:number-columns-repeated="1023"/>
        </table:table-row>
        <table:table-row table:style-name="ro3">
          <table:table-cell office:value-type="string">
            <text:p>http://www.chien-calme.com/pages/hypnose/</text:p>
          </table:table-cell>
          <table:table-cell/>
          <table:table-cell office:value-type="string">
            <text:p>hypnose canine</text:p>
            <text:p>Hypnose chien</text:p>
            <text:p>Hypnothérapie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infectionurinaire_otites-chien/</text:p>
          </table:table-cell>
          <table:table-cell table:number-columns-repeated="1023"/>
        </table:table-row>
        <table:table-row table:style-name="ro4">
          <table:table-cell office:value-type="string">
            <text:p>http://www.chien-calme.com/actualites/mauvaise-halein-chien/</text:p>
          </table:table-cell>
          <table:table-cell/>
          <table:table-cell office:value-type="string">
            <text:p>mauvaise haleine chien</text:p>
            <text:p>Haleine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parachute-chien/</text:p>
          </table:table-cell>
          <table:table-cell/>
          <table:table-cell office:value-type="string">
            <text:p>parachute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canhegat-collierconnecte-chien/</text:p>
          </table:table-cell>
          <table:table-cell/>
          <table:table-cell office:value-type="string">
            <text:p>collier connecté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alternative-collerett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foolee-easee.brosse.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dangers-diarrhee-plage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remede.ronflement.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medicaments-dangereux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lof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sterilis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miel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anicali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achien-appartement/</text:p>
          </table:table-cell>
          <table:table-cell/>
          <table:table-cell office:value-type="string">
            <text:p>chien en appartement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calmer-chien-actif/</text:p>
          </table:table-cell>
          <table:table-cell/>
          <table:table-cell office:value-type="string">
            <text:p>calmer un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accidents-mortels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antiparasite_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gratte/</text:p>
          </table:table-cell>
          <table:table-cell/>
          <table:table-cell office:value-type="string">
            <text:p>chien qui se gratte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patates_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eduquerchien-constance/</text:p>
          </table:table-cell>
          <table:table-cell/>
          <table:table-cell office:value-type="string">
            <text:p>éduquer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ou-acheter-chien/</text:p>
          </table:table-cell>
          <table:table-cell/>
          <table:table-cell office:value-type="string">
            <text:p>acheter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jeux-interieur/</text:p>
          </table:table-cell>
          <table:table-cell/>
          <table:table-cell office:value-type="string">
            <text:p>jeux pour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chien-tremble-pourquoi/</text:p>
          </table:table-cell>
          <table:table-cell/>
          <table:table-cell office:value-type="string">
            <text:p>chien qui tremble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canivtt/</text:p>
          </table:table-cell>
          <table:table-cell/>
          <table:table-cell office:value-type="string">
            <text:p>canivtt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flyball/</text:p>
          </table:table-cell>
          <table:table-cell/>
          <table:table-cell office:value-type="string">
            <text:p>flyball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chien-et-sommeil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oussinets-chien-hiver-et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jouer-avec-son-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fete-danger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test-connaissance2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education-canine/</text:p>
          </table:table-cell>
          <table:table-cell/>
          <table:table-cell office:value-type="string">
            <text:p>éducation canine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objets-connecte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onseils-chien-sai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test-connaissance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sentpeur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diabete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jouet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endroitspetfriendly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adaptil-comprimes/</text:p>
          </table:table-cell>
          <table:table-cell/>
          <table:table-cell office:value-type="string">
            <text:p>adaptil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comment-lire-etiquettes-nourriture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sante-canin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faq/comment/apprendre_proprete_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faq/comment/brosser_les_dents_chien/</text:p>
          </table:table-cell>
          <table:table-cell/>
          <table:table-cell office:value-type="string">
            <text:p>brosser dents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faq/que_faire/quand_deux_chiens_se_battent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faq/que_faire/quand_chien-a-diarrhe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meilleurodorat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parasites-chien/</text:p>
          </table:table-cell>
          <table:table-cell/>
          <table:table-cell office:value-type="string">
            <text:p>parasite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faq/combien/chien_coute-par-a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faq/combien/chien_abandonne-en_franc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faq/combien/chien_refuse-au_lof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faq/combien/chien_dort_par_jour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ot-sante/</text:p>
          </table:table-cell>
          <table:table-cell/>
          <table:table-cell office:value-type="string">
            <text:p>santé du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chien-senior-sant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xylitol-chien-danger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homeochien-indispensables-sant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nourriturechien-lesfruit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nourriturechien-danger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entre-chien-et-loup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dominant/</text:p>
          </table:table-cell>
          <table:table-cell/>
          <table:table-cell office:value-type="string">
            <text:p>chien dominant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faq/combien/temps-pass%C3%A9-avec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douleur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quitir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vaccin-grippe/</text:p>
          </table:table-cell>
          <table:table-cell/>
          <table:table-cell office:value-type="string">
            <text:p>vaccin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sant%C3%A9buccale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qi-longevit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bienfaits-sant%C3%A9-massag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et-dans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ollierelectrique-et-educationcanin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esthetique-canin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social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oisir-son-chien/</text:p>
          </table:table-cell>
          <table:table-cell/>
          <table:table-cell office:value-type="string">
            <text:p>choisir son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chien-et-conscienc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et-insomni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refus-de-manger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surpoid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educationcanin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senior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ostumes_chiens_hallowe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manteau-anti-anxietet/</text:p>
          </table:table-cell>
          <table:table-cell/>
          <table:table-cell office:value-type="string">
            <text:p>chien anxieux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chef-meut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woufki-feedback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et-reve/</text:p>
          </table:table-cell>
          <table:table-cell/>
          <table:table-cell office:value-type="string">
            <text:p>reve de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renforcemntpositif-punition/</text:p>
          </table:table-cell>
          <table:table-cell/>
          <table:table-cell office:value-type="string">
            <text:p>punition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mal-transport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surfeur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age-transport-chien/</text:p>
          </table:table-cell>
          <table:table-cell/>
          <table:table-cell office:value-type="string">
            <text:p>cage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poils-chien-automne/</text:p>
          </table:table-cell>
          <table:table-cell/>
          <table:table-cell office:value-type="string">
            <text:p>poils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chien-en-voiture-securite/</text:p>
          </table:table-cell>
          <table:table-cell/>
          <table:table-cell office:value-type="string">
            <text:p>chien en voiture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sante-chien-senior/</text:p>
          </table:table-cell>
          <table:table-cell/>
          <table:table-cell office:value-type="string">
            <text:p>chien senior sante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morsure-chien/</text:p>
          </table:table-cell>
          <table:table-cell/>
          <table:table-cell office:value-type="string">
            <text:p>morsure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hypnose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woufkiled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assurer-chien/</text:p>
          </table:table-cell>
          <table:table-cell/>
          <table:table-cell office:value-type="string">
            <text:p>assurer un chien</text:p>
          </table:table-cell>
          <table:table-cell table:number-columns-repeated="1021"/>
        </table:table-row>
        <table:table-row table:style-name="ro1">
          <table:table-cell office:value-type="string">
            <text:p>http://www.chien-calme.com/actualites/anxietecag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adopterchien-bon-pour-la-sant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et-feu-dartific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et-chaleur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et-deprime-humain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grognement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doga-pratiqu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roll-over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_hyperactif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unique-11explication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et-orag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et-caresse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oisir-educateur-cani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qui-mange-herb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anicroo-quebec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osteo_cani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ne-donnez-pas-de-fausses-infos-au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dessolutions-contre-lestres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mainaucollier-et-morsur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et-lit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huileolive-sante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sourire-et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_bio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e-que-nos-chiens-detestent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-et-odorat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dog-tv-chaine-des-chiens-calmes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a-propos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contact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merci_email2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merci_email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partenairesold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skijoring-cani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fatigue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rando-et-danger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langage_corporel_canin_fatigu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male-ou-femell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dentssaines-pour-chien-sai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saison-et-confort-cani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vermifuger_son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massage_pour_chien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mode_et_consequences_chien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erveau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acuponcture_canin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yoga_pour_chien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mentions-legale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piscine_natatio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chien_anxieux_depart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aboiement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activite_appartement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activite_campagn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activite_eau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activite_montagn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activite_vill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ivite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activit%C3%A9-indoor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activit%C3%A9-outdoor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ualite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acuponctur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adoptio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agressivit%C3%A9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alimentatio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alimentation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amis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partenaires/costaud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anxi%C3%A9t%C3%A9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anxi%C3%A9t%C3%A9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anxi%C3%A9t%C3%A9-d%C3%A9part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apaisement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uteurs/baptiste_lauer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uteurs/caroline_renou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auteurs/invit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uteurs/jean_christophe_lavocat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uteurs/marie_george_clouet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auteur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canicros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chiot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collier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comb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faq/comb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comment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faq/comment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comportement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comportement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comportement-canin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confort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conscienc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costume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dansesport-indoor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dent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detent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development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di%C3%A9t%C3%A9tiqu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doga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douleur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dressag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d%C3%A9pression-canin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educatio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educatio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education-canin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esth%C3%A9tiqu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excr%C3%A9ment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faq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fatigu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partenaires/findeen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fu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golang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grognement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halloween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histoir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huile-oliv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hyperactivit%C3%A9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hypnos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hypnos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ingestion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intelligenc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jeu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laiss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langage-corporel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langage-corporel-canin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activites/eau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ivites/montagn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ivites/vill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ivites/appartement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activites/campagn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partenaires/amis_de_celin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massag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massage-canin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categories/massage-canin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massage-chie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partenaires/choncho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nsomni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odorat-cani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osteopathi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osth%C3%A9opathi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ost%C3%A9opathi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ost%C3%A9opathi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partenaires/ouafmal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pages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partenaire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partenaires/patoune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partenaires/petsonic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pourquoi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faq/pourquoi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faq/pourquoi/un_chien_grogn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faq/pourquoi/un_chien_leve-patt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faq/pourquoi/un_chien_mange-crotte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faq/pourquoi/un_chien_tourneenrond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prduit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produit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produit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produits-massag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promenad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propret%C3%A9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assuranc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prouit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qi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quand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faq/quand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faq/quand/un_chien_est_il_propr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faq/quand/un_chien_entend-voit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faq/que_fair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que_fair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comparateur_mutuell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relation-homme-chien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relation-humain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relaxation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r%C3%A9gim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r%C3%AAv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sante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sant%C3%A9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sant%C3%A9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sant%C3%A9-en-hiver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sant%C3%A9-en-%C3%A9t%C3%A9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sant%C3%A9alimentation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senior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sociabilit%C3%A9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soins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sommeil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sport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sport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sport-canin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sport-indoor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sport-outdoor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stress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tags/stress-snxi%C3%A9t%C3%A9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surf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s%C3%A9curit%C3%A9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vermifug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vieilless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voyage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yoga/</text:p>
          </table:table-cell>
          <table:table-cell table:number-columns-repeated="1023"/>
        </table:table-row>
        <table:table-row table:style-name="ro1">
          <table:table-cell office:value-type="string">
            <text:p>http://www.chien-calme.com/categories/yoga/</text:p>
          </table:table-cell>
          <table:table-cell table:number-columns-repeated="1023"/>
        </table:table-row>
        <table:table-row table:style-name="ro2">
          <table:table-cell office:value-type="string">
            <text:p>http://www.chien-calme.com/tags/%C3%A9ducation/</text:p>
          </table:table-cell>
          <table:table-cell table:number-columns-repeated="1023"/>
        </table:table-row>
      </table:table>
      <table:table table:name="KW et Pages" table:style-name="ta1" table:print="false">
        <office:forms form:automatic-focus="false" form:apply-design-mode="false"/>
        <table:table-column table:style-name="co2" table:number-columns-repeated="4" table:default-cell-style-name="Default"/>
        <table:table-row table:style-name="ro1">
          <table:table-cell office:value-type="string">
            <text:p>Keyword</text:p>
          </table:table-cell>
          <table:table-cell office:value-type="string">
            <text:p>Page</text:p>
          </table:table-cell>
          <table:table-cell office:value-type="string">
            <text:p>Contenu</text:p>
          </table:table-cell>
          <table:table-cell office:value-type="string">
            <text:p>Remarque</text:p>
          </table:table-cell>
        </table:table-row>
        <table:table-row table:style-name="ro2">
          <table:table-cell office:value-type="string">
            <text:p>santé chien</text:p>
          </table:table-cell>
          <table:table-cell table:number-columns-repeated="3"/>
        </table:table-row>
        <table:table-row table:style-name="ro2">
          <table:table-cell office:value-type="string">
            <text:p>mutuelle chien</text:p>
          </table:table-cell>
          <table:table-cell table:number-columns-repeated="3"/>
        </table:table-row>
        <table:table-row table:style-name="ro2">
          <table:table-cell office:value-type="string">
            <text:p>assurance chien</text:p>
          </table:table-cell>
          <table:table-cell table:number-columns-repeated="3"/>
        </table:table-row>
        <table:table-row table:style-name="ro2">
          <table:table-cell office:value-type="string">
            <text:p>bien être chien</text:p>
          </table:table-cell>
          <table:table-cell table:number-columns-repeated="3"/>
        </table:table-row>
        <table:table-row table:style-name="ro2">
          <table:table-cell office:value-type="string">
            <text:p>soigner chien</text:p>
          </table:table-cell>
          <table:table-cell table:number-columns-repeated="3"/>
        </table:table-row>
        <table:table-row table:style-name="ro2">
          <table:table-cell office:value-type="string">
            <text:p>assurer son chien</text:p>
          </table:table-cell>
          <table:table-cell table:number-columns-repeated="3"/>
        </table:table-row>
      </table:table>
      <table:table table:name="Feuille1" table:style-name="ta1" table:print="false">
        <office:forms form:automatic-focus="false" form:apply-design-mode="false"/>
        <table:table-column table:style-name="co6" table:visibility="collapse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visibility="collapse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2" table:number-columns-repeated="1008" table:default-cell-style-name="Default"/>
        <table:table-row table:style-name="ro2">
          <table:table-cell table:style-name="ce1" office:value-type="string">
            <text:p>Ad Group</text:p>
          </table:table-cell>
          <table:table-cell table:style-name="ce1" office:value-type="string">
            <text:p>Keyword</text:p>
          </table:table-cell>
          <table:table-cell table:style-name="ce1" office:value-type="string">
            <text:p>Keyword Type</text:p>
          </table:table-cell>
          <table:table-cell table:style-name="ce1" office:value-type="string">
            <text:p>Currency</text:p>
          </table:table-cell>
          <table:table-cell table:style-name="ce1" office:value-type="string">
            <text:p>Segmentation</text:p>
          </table:table-cell>
          <table:table-cell table:style-name="ce1" office:value-type="string">
            <text:p>Avg. Monthly Searches (exact match only)</text:p>
          </table:table-cell>
          <table:table-cell table:style-name="ce1" office:value-type="string">
            <text:p>Competition</text:p>
          </table:table-cell>
          <table:table-cell table:style-name="ce1" office:value-type="string">
            <text:p>Suggested bid</text:p>
          </table:table-cell>
          <table:table-cell table:style-name="ce1" office:value-type="string">
            <text:p>Impr. Share</text:p>
          </table:table-cell>
          <table:table-cell table:style-name="ce1"/>
          <table:table-cell table:style-name="ce1" office:value-type="string">
            <text:p>mot clé choisi</text:p>
          </table:table-cell>
          <table:table-cell table:style-name="ce1" office:value-type="string">
            <text:p>type de page</text:p>
          </table:table-cell>
          <table:table-cell table:style-name="ce1" office:value-type="string">
            <text:p>url page</text:p>
          </table:table-cell>
          <table:table-cell table:style-name="ce1" office:value-type="string">
            <text:p>Liens</text:p>
          </table:table-cell>
          <table:table-cell table:style-name="ce1" office:value-type="string">
            <text:p>article satellite</text:p>
          </table:table-cell>
          <table:table-cell table:style-name="ce1" table:number-columns-repeated="1007"/>
        </table:table-row>
        <table:table-row table:style-name="ro2">
          <table:table-cell office:value-type="string">
            <text:p>Animalerie</text:p>
          </table:table-cell>
          <table:table-cell office:value-type="string">
            <text:p>animaler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2200">
            <text:p>22200</text:p>
          </table:table-cell>
          <table:table-cell office:value-type="float" office:value="0.61">
            <text:p>0,61</text:p>
          </table:table-cell>
          <table:table-cell office:value-type="float" office:value="0.27">
            <text:p>0,2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peti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800">
            <text:p>14800</text:p>
          </table:table-cell>
          <table:table-cell office:value-type="float" office:value="0.04">
            <text:p>0,0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ot</text:p>
          </table:table-cell>
          <table:table-cell office:value-type="string">
            <text:p>chiot a donn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2100">
            <text:p>12100</text:p>
          </table:table-cell>
          <table:table-cell office:value-type="float" office:value="0.48">
            <text:p>0,48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table:style-name="ce3" office:value-type="string">
            <text:p>jeux de chien</text:p>
          </table:table-cell>
          <table:table-cell table:style-name="ce3" office:value-type="string">
            <text:p>Broad</text:p>
          </table:table-cell>
          <table:table-cell table:style-name="ce3" office:value-type="string">
            <text:p>EUR</text:p>
          </table:table-cell>
          <table:table-cell table:style-name="ce3"/>
          <table:table-cell table:style-name="ce3" office:value-type="float" office:value="9900">
            <text:p>9900</text:p>
          </table:table-cell>
          <table:table-cell table:style-name="ce3" office:value-type="float" office:value="0.11">
            <text:p>0,11</text:p>
          </table:table-cell>
          <table:table-cell table:style-name="ce3" office:value-type="float" office:value="0.54">
            <text:p>0,54</text:p>
          </table:table-cell>
          <table:table-cell table:style-name="ce3" office:value-type="float" office:value="0">
            <text:p>0</text:p>
          </table:table-cell>
          <table:table-cell table:style-name="ce3" table:number-columns-repeated="2"/>
          <table:table-cell office:value-type="string">
            <text:p>article blog</text:p>
          </table:table-cell>
          <table:table-cell table:number-columns-repeated="1010"/>
        </table:table-row>
        <table:table-row table:style-name="ro2">
          <table:table-cell office:value-type="string">
            <text:p>Animalerie</text:p>
          </table:table-cell>
          <table:table-cell office:value-type="string">
            <text:p>animalerie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900">
            <text:p>9900</text:p>
          </table:table-cell>
          <table:table-cell office:value-type="float" office:value="0.82">
            <text:p>0,82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6600">
            <text:p>6600</text:p>
          </table:table-cell>
          <table:table-cell office:value-type="float" office:value="0.92">
            <text:p>0,92</text:p>
          </table:table-cell>
          <table:table-cell office:value-type="float" office:value="6.84">
            <text:p>6,8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toilett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400">
            <text:p>5400</text:p>
          </table:table-cell>
          <table:table-cell office:value-type="float" office:value="0.28">
            <text:p>0,28</text:p>
          </table:table-cell>
          <table:table-cell office:value-type="float" office:value="0.93">
            <text:p>0,9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adopt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400">
            <text:p>5400</text:p>
          </table:table-cell>
          <table:table-cell office:value-type="float" office:value="0.37">
            <text:p>0,37</text:p>
          </table:table-cell>
          <table:table-cell office:value-type="float" office:value="0.87">
            <text:p>0,8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harnai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s Chiens</text:p>
          </table:table-cell>
          <table:table-cell office:value-type="string">
            <text:p>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08">
            <text:p>0,08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ot</text:p>
          </table:table-cell>
          <table:table-cell office:value-type="string">
            <text:p>chiot a vend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32">
            <text:p>0,32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87">
            <text:p>0,87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93">
            <text:p>0,93</text:p>
          </table:table-cell>
          <table:table-cell office:value-type="float" office:value="7.55">
            <text:p>7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roqu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95">
            <text:p>0,95</text:p>
          </table:table-cell>
          <table:table-cell office:value-type="float" office:value="1.39">
            <text:p>1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hen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harnai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our chien et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26">
            <text:p>0,26</text:p>
          </table:table-cell>
          <table:table-cell office:value-type="float" office:value="0.11">
            <text:p>0,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a adopt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46">
            <text:p>0,46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roquett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91">
            <text:p>0,91</text:p>
          </table:table-cell>
          <table:table-cell office:value-type="float" office:value="1.68">
            <text:p>1,6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92">
            <text:p>0,92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roquett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93">
            <text:p>0,93</text:p>
          </table:table-cell>
          <table:table-cell office:value-type="float" office:value="1.88">
            <text:p>1,8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tondeus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1">
            <text:p>1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jeu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0.09">
            <text:p>0,09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eleveur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0.42">
            <text:p>0,42</text:p>
          </table:table-cell>
          <table:table-cell office:value-type="float" office:value="1.25">
            <text:p>1,2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0.93">
            <text:p>0,93</text:p>
          </table:table-cell>
          <table:table-cell office:value-type="float" office:value="6.84">
            <text:p>6,8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loture electriqu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oussi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es les races d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09">
            <text:p>0,09</text:p>
          </table:table-cell>
          <table:table-cell office:value-type="float" office:value="0.69">
            <text:p>0,6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toilett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2">
            <text:p>0,2</text:p>
          </table:table-cell>
          <table:table-cell office:value-type="float" office:value="0.61">
            <text:p>0,6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joue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1">
            <text:p>0,9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2">
            <text:p>0,92</text:p>
          </table:table-cell>
          <table:table-cell office:value-type="float" office:value="6.87">
            <text:p>6,8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3">
            <text:p>0,93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roquett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6">
            <text:p>0,96</text:p>
          </table:table-cell>
          <table:table-cell office:value-type="float" office:value="1.58">
            <text:p>1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cage de transpo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1">
            <text:p>1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toiletteu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12">
            <text:p>0,12</text:p>
          </table:table-cell>
          <table:table-cell office:value-type="float" office:value="1.11">
            <text:p>1,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petit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18">
            <text:p>0,18</text:p>
          </table:table-cell>
          <table:table-cell office:value-type="float" office:value="1.12">
            <text:p>1,1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achet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4">
            <text:p>0,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elevag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43">
            <text:p>0,43</text:p>
          </table:table-cell>
          <table:table-cell office:value-type="float" office:value="1.22">
            <text:p>1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s a donn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52">
            <text:p>0,52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87">
            <text:p>0,87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li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98">
            <text:p>0,98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enclo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age transpor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e les rac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09">
            <text:p>0,09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erie</text:p>
          </table:table-cell>
          <table:table-cell office:value-type="string">
            <text:p>animalerie bou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35">
            <text:p>0,35</text:p>
          </table:table-cell>
          <table:table-cell office:value-type="float" office:value="0.07">
            <text:p>0,0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magasin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48">
            <text:p>0,48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9">
            <text:p>0,9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mportement Chien</text:p>
          </table:table-cell>
          <table:table-cell office:value-type="string">
            <text:p>comportement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0.16">
            <text:p>0,16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vent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0.31">
            <text:p>0,31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etemen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0.94">
            <text:p>0,94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ouch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anapé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arc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ouss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86">
            <text:p>0,86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nourritu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92">
            <text:p>0,92</text:p>
          </table:table-cell>
          <table:table-cell office:value-type="float" office:value="1.47">
            <text:p>1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 pour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92">
            <text:p>0,92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lon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99">
            <text:p>0,99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barrie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1">
            <text:p>1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Animaux</text:p>
          </table:table-cell>
          <table:table-cell office:value-type="string">
            <text:p>accessoir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0.74">
            <text:p>0,74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Animaux</text:p>
          </table:table-cell>
          <table:table-cell office:value-type="string">
            <text:p>accessoir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0.84">
            <text:p>0,84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isci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0.87">
            <text:p>0,87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caisse de transpo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1">
            <text:p>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Animaux</text:p>
          </table:table-cell>
          <table:table-cell office:value-type="string">
            <text:p>magasin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0.68">
            <text:p>0,68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0.86">
            <text:p>0,8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vermifu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médai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arfum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mportement Chien</text:p>
          </table:table-cell>
          <table:table-cell office:value-type="string">
            <text:p>comportemen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16">
            <text:p>0,16</text:p>
          </table:table-cell>
          <table:table-cell office:value-type="float" office:value="1.28">
            <text:p>1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ostéopathe animali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52">
            <text:p>0,52</text:p>
          </table:table-cell>
          <table:table-cell office:value-type="float" office:value="1.46">
            <text:p>1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équin</text:p>
          </table:table-cell>
          <table:table-cell office:value-type="string">
            <text:p>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62">
            <text:p>0,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boutiqu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77">
            <text:p>0,77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boutiqu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84">
            <text:p>0,84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shampoing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95">
            <text:p>0,95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s pour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95">
            <text:p>0,95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 Psoriasis</text:p>
          </table:table-cell>
          <table:table-cell office:value-type="string">
            <text:p>soign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62">
            <text:p>0,62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 Psoriasis</text:p>
          </table:table-cell>
          <table:table-cell office:value-type="string">
            <text:p>comment soign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7">
            <text:p>0,7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hote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76">
            <text:p>0,76</text:p>
          </table:table-cell>
          <table:table-cell office:value-type="float" office:value="0.91">
            <text:p>0,9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79">
            <text:p>0,79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alimentati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92">
            <text:p>0,92</text:p>
          </table:table-cell>
          <table:table-cell office:value-type="float" office:value="1.51">
            <text:p>1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mais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94">
            <text:p>0,94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joue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96">
            <text:p>0,96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onflement trait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0.87">
            <text:p>0,8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dentifri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fauteu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Pour</text:p>
          </table:table-cell>
          <table:table-cell office:value-type="string">
            <text:p>ostéopath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55">
            <text:p>0,55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77">
            <text:p>0,77</text:p>
          </table:table-cell>
          <table:table-cell office:value-type="float" office:value="0.31">
            <text:p>0,3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ite Chien</text:p>
          </table:table-cell>
          <table:table-cell office:value-type="string">
            <text:p>si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82">
            <text:p>0,82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étérinaire</text:p>
          </table:table-cell>
          <table:table-cell office:value-type="string">
            <text:p>produits vétérinair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3">
            <text:p>0,93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harne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3">
            <text:p>0,93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 Pas</text:p>
          </table:table-cell>
          <table:table-cell office:value-type="string">
            <text:p>accessoire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4">
            <text:p>0,94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6">
            <text:p>0,96</text:p>
          </table:table-cell>
          <table:table-cell office:value-type="float" office:value="6.94">
            <text:p>6,9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6">
            <text:p>0,96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anti ronflement effica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float" office:value="1.06">
            <text:p>1,0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bandana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jeux de coiffu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07">
            <text:p>0,07</text:p>
          </table:table-cell>
          <table:table-cell office:value-type="float" office:value="1.33">
            <text:p>1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étérinaire</text:p>
          </table:table-cell>
          <table:table-cell office:value-type="string">
            <text:p>vétérinaire ostéopath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13">
            <text:p>0,13</text:p>
          </table:table-cell>
          <table:table-cell office:value-type="float" office:value="1.36">
            <text:p>1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contre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33">
            <text:p>0,33</text:p>
          </table:table-cell>
          <table:table-cell office:value-type="float" office:value="1.14">
            <text:p>1,1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spa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52">
            <text:p>0,52</text:p>
          </table:table-cell>
          <table:table-cell office:value-type="float" office:value="0.99">
            <text:p>0,9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Canin</text:p>
          </table:table-cell>
          <table:table-cell table:style-name="ce2" office:value-type="string">
            <text:p>ostéopathe canin</text:p>
          </table:table-cell>
          <table:table-cell table:style-name="ce2" office:value-type="string">
            <text:p>Broad</text:p>
          </table:table-cell>
          <table:table-cell table:style-name="ce2" office:value-type="string">
            <text:p>EUR</text:p>
          </table:table-cell>
          <table:table-cell table:style-name="ce2"/>
          <table:table-cell table:style-name="ce2" office:value-type="float" office:value="260">
            <text:p>260</text:p>
          </table:table-cell>
          <table:table-cell table:style-name="ce2" office:value-type="float" office:value="0.53">
            <text:p>0,53</text:p>
          </table:table-cell>
          <table:table-cell table:style-name="ce2" office:value-type="float" office:value="1.63">
            <text:p>1,63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article</text:p>
          </table:table-cell>
          <table:table-cell table:style-name="ce2" office:value-type="string">
            <text:p>5 conseils pour bien choisir son ostheopathe canin</text:p>
          </table:table-cell>
          <table:table-cell table:style-name="ce2"/>
          <table:table-cell table:style-name="ce2" office:value-type="float" office:value="1">
            <text:p>1</text:p>
          </table:table-cell>
          <table:table-cell table:style-name="ce2" table:number-columns-repeated="1007"/>
        </table:table-row>
        <table:table-row table:style-name="ro2">
          <table:table-cell office:value-type="string">
            <text:p>Les Acouphènes</text:p>
          </table:table-cell>
          <table:table-cell office:value-type="string">
            <text:p>comment soign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6">
            <text:p>0,6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86">
            <text:p>0,86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étérinaire</text:p>
          </table:table-cell>
          <table:table-cell office:value-type="string">
            <text:p>produits veterin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89">
            <text:p>0,89</text:p>
          </table:table-cell>
          <table:table-cell office:value-type="float" office:value="0.72">
            <text:p>0,7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s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2">
            <text:p>0,92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3">
            <text:p>0,93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 Pas</text:p>
          </table:table-cell>
          <table:table-cell office:value-type="string">
            <text:p>accessoir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4">
            <text:p>0,94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5">
            <text:p>0,95</text:p>
          </table:table-cell>
          <table:table-cell office:value-type="float" office:value="7.71">
            <text:p>7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5">
            <text:p>0,95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escalie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petit chien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2">
            <text:p>0,2</text:p>
          </table:table-cell>
          <table:table-cell office:value-type="float" office:value="0.31">
            <text:p>0,3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33">
            <text:p>0,33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comportement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37">
            <text:p>0,37</text:p>
          </table:table-cell>
          <table:table-cell office:value-type="float" office:value="0.95">
            <text:p>0,9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a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49">
            <text:p>0,49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 Psoriasis</text:p>
          </table:table-cell>
          <table:table-cell office:value-type="string">
            <text:p>soigne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51">
            <text:p>0,5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s Acouphènes</text:p>
          </table:table-cell>
          <table:table-cell office:value-type="string">
            <text:p>soign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57">
            <text:p>0,57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erie</text:p>
          </table:table-cell>
          <table:table-cell office:value-type="string">
            <text:p>animaler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62">
            <text:p>0,62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harpagophytum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68">
            <text:p>0,68</text:p>
          </table:table-cell>
          <table:table-cell office:value-type="float" office:value="0.37">
            <text:p>0,3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83">
            <text:p>0,83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86">
            <text:p>0,8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étérinaire</text:p>
          </table:table-cell>
          <table:table-cell office:value-type="string">
            <text:p>produits vétérinaires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">
            <text:p>0,9</text:p>
          </table:table-cell>
          <table:table-cell office:value-type="float" office:value="0.92">
            <text:p>0,9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etement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2">
            <text:p>0,92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comparateur 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3">
            <text:p>0,93</text:p>
          </table:table-cell>
          <table:table-cell office:value-type="float" office:value="6.8">
            <text:p>6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ntre Ronflement</text:p>
          </table:table-cell>
          <table:table-cell office:value-type="string">
            <text:p>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3">
            <text:p>0,93</text:p>
          </table:table-cell>
          <table:table-cell office:value-type="float" office:value="1.07">
            <text:p>1,0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3">
            <text:p>0,93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4">
            <text:p>0,9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ball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4">
            <text:p>0,94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dom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9">
            <text:p>0,99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asquett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9">
            <text:p>0,99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Pour</text:p>
          </table:table-cell>
          <table:table-cell office:value-type="string">
            <text:p>ostéopath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56">
            <text:p>0,56</text:p>
          </table:table-cell>
          <table:table-cell office:value-type="float" office:value="1.38">
            <text:p>1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ostéopathie équ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es cramp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69">
            <text:p>0,69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83">
            <text:p>0,83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89">
            <text:p>0,89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pour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">
            <text:p>0,9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hai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2">
            <text:p>0,92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jouet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4">
            <text:p>0,94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équin</text:p>
          </table:table-cell>
          <table:table-cell office:value-type="string">
            <text:p>formation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6">
            <text:p>0,96</text:p>
          </table:table-cell>
          <table:table-cell office:value-type="float" office:value="1.9">
            <text:p>1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toil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6">
            <text:p>0,96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 Pas</text:p>
          </table:table-cell>
          <table:table-cell office:value-type="string">
            <text:p>accessoires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lun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 Massage</text:p>
          </table:table-cell>
          <table:table-cell office:value-type="string">
            <text:p>mass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1">
            <text:p>0,1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massag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2" office:value-type="string">
            <text:p>Chien Massage</text:p>
          </table:table-cell>
          <table:table-cell table:style-name="ce2" office:value-type="string">
            <text:p>massage pour chien</text:p>
          </table:table-cell>
          <table:table-cell table:style-name="ce2" office:value-type="string">
            <text:p>Broad</text:p>
          </table:table-cell>
          <table:table-cell table:style-name="ce2" office:value-type="string">
            <text:p>EUR</text:p>
          </table:table-cell>
          <table:table-cell table:style-name="ce2"/>
          <table:table-cell table:style-name="ce2" office:value-type="float" office:value="140">
            <text:p>140</text:p>
          </table:table-cell>
          <table:table-cell table:style-name="ce2" office:value-type="float" office:value="0.2">
            <text:p>0,2</text:p>
          </table:table-cell>
          <table:table-cell table:style-name="ce2" office:value-type="float" office:value="4.51">
            <text:p>4,51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catégorie</text:p>
          </table:table-cell>
          <table:table-cell table:style-name="ce2" office:value-type="string">
            <text:p>http://www.chien-calme.com/pages/massage/</text:p>
          </table:table-cell>
          <table:table-cell table:style-name="ce2"/>
          <table:table-cell table:style-name="ce2" office:value-type="float" office:value="3">
            <text:p>3</text:p>
          </table:table-cell>
          <table:table-cell table:style-name="ce2" table:number-columns-repeated="1007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2">
            <text:p>0,2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Pour</text:p>
          </table:table-cell>
          <table:table-cell office:value-type="string">
            <text:p>ostéopathe pour chev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6">
            <text:p>0,6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62">
            <text:p>0,62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tisane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63">
            <text:p>0,63</text:p>
          </table:table-cell>
          <table:table-cell office:value-type="float" office:value="0.61">
            <text:p>0,6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a coupe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72">
            <text:p>0,72</text:p>
          </table:table-cell>
          <table:table-cell office:value-type="float" office:value="1.63">
            <text:p>1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équin</text:p>
          </table:table-cell>
          <table:table-cell office:value-type="string">
            <text:p>devenir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2">
            <text:p>0,82</text:p>
          </table:table-cell>
          <table:table-cell office:value-type="float" office:value="1.09">
            <text:p>1,0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materiel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2">
            <text:p>0,82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roduit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4">
            <text:p>0,8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équin</text:p>
          </table:table-cell>
          <table:table-cell office:value-type="string">
            <text:p>ostéopathe équin form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7">
            <text:p>0,87</text:p>
          </table:table-cell>
          <table:table-cell office:value-type="float" office:value="1.78">
            <text:p>1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8">
            <text:p>0,88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er s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">
            <text:p>0,9</text:p>
          </table:table-cell>
          <table:table-cell office:value-type="float" office:value="6.16">
            <text:p>6,1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comparateur 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3">
            <text:p>0,93</text:p>
          </table:table-cell>
          <table:table-cell office:value-type="float" office:value="7.26">
            <text:p>7,2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comparateur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3">
            <text:p>0,93</text:p>
          </table:table-cell>
          <table:table-cell office:value-type="float" office:value="6.41">
            <text:p>6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étérinaire</text:p>
          </table:table-cell>
          <table:table-cell office:value-type="string">
            <text:p>produit vétérin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4">
            <text:p>0,94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5">
            <text:p>0,95</text:p>
          </table:table-cell>
          <table:table-cell office:value-type="float" office:value="5.52">
            <text:p>5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Animaux</text:p>
          </table:table-cell>
          <table:table-cell office:value-type="string">
            <text:p>accessoire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5">
            <text:p>0,95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êtemen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5">
            <text:p>0,95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s pour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7">
            <text:p>0,97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yjama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7">
            <text:p>0,97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ommade pour hemorroi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9">
            <text:p>0,99</text:p>
          </table:table-cell>
          <table:table-cell office:value-type="float" office:value="0.48">
            <text:p>0,4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tee shi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9">
            <text:p>0,99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 pour chat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9">
            <text:p>0,99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shampooing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lunett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trouver s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16">
            <text:p>0,16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lmer</text:p>
          </table:table-cell>
          <table:table-cell office:value-type="string">
            <text:p>calme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17">
            <text:p>0,17</text:p>
          </table:table-cell>
          <table:table-cell office:value-type="float" office:value="1.57">
            <text:p>1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eczem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53">
            <text:p>0,53</text:p>
          </table:table-cell>
          <table:table-cell office:value-type="float" office:value="0.83">
            <text:p>0,8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ite Chien</text:p>
          </table:table-cell>
          <table:table-cell office:value-type="string">
            <text:p>sit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53">
            <text:p>0,53</text:p>
          </table:table-cell>
          <table:table-cell office:value-type="float" office:value="0.67">
            <text:p>0,6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ite Chien</text:p>
          </table:table-cell>
          <table:table-cell office:value-type="string">
            <text:p>sit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59">
            <text:p>0,59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hémorroï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61">
            <text:p>0,61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69">
            <text:p>0,69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traitement 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76">
            <text:p>0,7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boutique chien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1">
            <text:p>0,81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equipemen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4">
            <text:p>0,84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Animaux</text:p>
          </table:table-cell>
          <table:table-cell office:value-type="string">
            <text:p>boutiqu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6">
            <text:p>0,86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ot</text:p>
          </table:table-cell>
          <table:table-cell office:value-type="string">
            <text:p>accessoire chio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6">
            <text:p>0,86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9">
            <text:p>0,89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malad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4">
            <text:p>0,94</text:p>
          </table:table-cell>
          <table:table-cell office:value-type="float" office:value="6.23">
            <text:p>6,2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t shi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4">
            <text:p>0,94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5">
            <text:p>0,95</text:p>
          </table:table-cell>
          <table:table-cell office:value-type="float" office:value="6.85">
            <text:p>6,8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Animaux</text:p>
          </table:table-cell>
          <table:table-cell office:value-type="string">
            <text:p>produit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5">
            <text:p>0,95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6">
            <text:p>0,96</text:p>
          </table:table-cell>
          <table:table-cell office:value-type="float" office:value="0.81">
            <text:p>0,8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Animaux</text:p>
          </table:table-cell>
          <table:table-cell office:value-type="string">
            <text:p>accessoir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6">
            <text:p>0,96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7">
            <text:p>0,97</text:p>
          </table:table-cell>
          <table:table-cell office:value-type="float" office:value="7.16">
            <text:p>7,1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7">
            <text:p>0,97</text:p>
          </table:table-cell>
          <table:table-cell office:value-type="float" office:value="6.71">
            <text:p>6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emede anti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9">
            <text:p>0,99</text:p>
          </table:table-cell>
          <table:table-cell office:value-type="float" office:value="0.97">
            <text:p>0,9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ntre Ronflement</text:p>
          </table:table-cell>
          <table:table-cell office:value-type="string">
            <text:p>contre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roduit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12">
            <text:p>0,12</text:p>
          </table:table-cell>
          <table:table-cell office:value-type="float" office:value="1.03">
            <text:p>1,0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son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21">
            <text:p>0,21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 pour hemorroi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43">
            <text:p>0,43</text:p>
          </table:table-cell>
          <table:table-cell office:value-type="float" office:value="0.82">
            <text:p>0,8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oméopathie</text:p>
          </table:table-cell>
          <table:table-cell office:value-type="string">
            <text:p>acheter homéopathie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47">
            <text:p>0,47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xiété</text:p>
          </table:table-cell>
          <table:table-cell office:value-type="string">
            <text:p>stress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49">
            <text:p>0,49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 pour hemoroid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54">
            <text:p>0,54</text:p>
          </table:table-cell>
          <table:table-cell office:value-type="float" office:value="1.18">
            <text:p>1,1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es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58">
            <text:p>0,58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medicament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2">
            <text:p>0,62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trait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5">
            <text:p>0,65</text:p>
          </table:table-cell>
          <table:table-cell office:value-type="float" office:value="0.93">
            <text:p>0,9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comment trait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5">
            <text:p>0,65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 Psoriasis</text:p>
          </table:table-cell>
          <table:table-cell office:value-type="string">
            <text:p>remede 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9">
            <text:p>0,69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 Psoriasis</text:p>
          </table:table-cell>
          <table:table-cell office:value-type="string">
            <text:p>comment soigner un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">
            <text:p>0,7</text:p>
          </table:table-cell>
          <table:table-cell office:value-type="float" office:value="0.27">
            <text:p>0,2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contre le cholesté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3">
            <text:p>0,73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la coupe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5">
            <text:p>0,75</text:p>
          </table:table-cell>
          <table:table-cell office:value-type="float" office:value="1.54">
            <text:p>1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transa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7">
            <text:p>0,77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santé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89">
            <text:p>0,89</text:p>
          </table:table-cell>
          <table:table-cell office:value-type="float" office:value="1.62">
            <text:p>1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formation ostéopath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1">
            <text:p>0,91</text:p>
          </table:table-cell>
          <table:table-cell office:value-type="float" office:value="2.28">
            <text:p>2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equip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1">
            <text:p>0,9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chien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2">
            <text:p>0,92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malad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3">
            <text:p>0,93</text:p>
          </table:table-cell>
          <table:table-cell office:value-type="float" office:value="6.41">
            <text:p>6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vetements pour chihuahu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4">
            <text:p>0,94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5">
            <text:p>0,95</text:p>
          </table:table-cell>
          <table:table-cell office:value-type="float" office:value="7.77">
            <text:p>7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6">
            <text:p>0,96</text:p>
          </table:table-cell>
          <table:table-cell office:value-type="float" office:value="6.81">
            <text:p>6,8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Animaux</text:p>
          </table:table-cell>
          <table:table-cell office:value-type="string">
            <text:p>produit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6">
            <text:p>0,96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 veterina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9">
            <text:p>0,99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s Chiens</text:p>
          </table:table-cell>
          <table:table-cell office:value-type="string">
            <text:p>les plus grand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patt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mportement Chien</text:p>
          </table:table-cell>
          <table:table-cell office:value-type="string">
            <text:p>chien comport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8">
            <text:p>0,08</text:p>
          </table:table-cell>
          <table:table-cell office:value-type="float" office:value="1.61">
            <text:p>1,6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9">
            <text:p>0,0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</text:p>
          </table:table-cell>
          <table:table-cell office:value-type="string">
            <text:p>animal et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17">
            <text:p>0,17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s Chiens</text:p>
          </table:table-cell>
          <table:table-cell office:value-type="string">
            <text:p>texte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17">
            <text:p>0,17</text:p>
          </table:table-cell>
          <table:table-cell office:value-type="float" office:value="0.31">
            <text:p>0,3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xiété</text:p>
          </table:table-cell>
          <table:table-cell office:value-type="string">
            <text:p>stress et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44">
            <text:p>0,44</text:p>
          </table:table-cell>
          <table:table-cell office:value-type="float" office:value="2.06">
            <text:p>2,0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 pour chien par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2">
            <text:p>0,52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traitement homéopathique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4">
            <text:p>0,54</text:p>
          </table:table-cell>
          <table:table-cell office:value-type="float" office:value="0.67">
            <text:p>0,6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oméopathie</text:p>
          </table:table-cell>
          <table:table-cell office:value-type="string">
            <text:p>homéopathie pour ménopau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5">
            <text:p>0,55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hemoroid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7">
            <text:p>0,57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onflement homeopath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3">
            <text:p>0,63</text:p>
          </table:table-cell>
          <table:table-cell office:value-type="float" office:value="0.92">
            <text:p>0,9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homeopathi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6">
            <text:p>0,66</text:p>
          </table:table-cell>
          <table:table-cell office:value-type="float" office:value="0.29">
            <text:p>0,2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att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7">
            <text:p>0,67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ostéopathie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8">
            <text:p>0,68</text:p>
          </table:table-cell>
          <table:table-cell office:value-type="float" office:value="2.39">
            <text:p>2,3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>
            <text:p>Du Chien</text:p>
          </table:table-cell>
          <table:table-cell office:value-type="string">
            <text:p>stres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8">
            <text:p>0,68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chien lux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2">
            <text:p>0,72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pour chien par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3">
            <text:p>0,73</text:p>
          </table:table-cell>
          <table:table-cell office:value-type="float" office:value="1.07">
            <text:p>1,0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pour m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4">
            <text:p>0,7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en lig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5">
            <text:p>0,75</text:p>
          </table:table-cell>
          <table:table-cell office:value-type="float" office:value="0.69">
            <text:p>0,6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7">
            <text:p>0,77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9">
            <text:p>0,79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grossiste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2">
            <text:p>0,82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accessoir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3">
            <text:p>0,83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attel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pour chien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ot</text:p>
          </table:table-cell>
          <table:table-cell office:value-type="string">
            <text:p>accessoire pour chio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comparatif 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8">
            <text:p>0,88</text:p>
          </table:table-cell>
          <table:table-cell office:value-type="float" office:value="6.63">
            <text:p>6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Psoriasis</text:p>
          </table:table-cell>
          <table:table-cell office:value-type="string">
            <text:p>traitement pou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8">
            <text:p>0,88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chien accesso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9">
            <text:p>0,89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chien accessoir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">
            <text:p>0,9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emede contre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1">
            <text:p>0,91</text:p>
          </table:table-cell>
          <table:table-cell office:value-type="float" office:value="1.19">
            <text:p>1,1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1">
            <text:p>0,91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santé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3">
            <text:p>0,93</text:p>
          </table:table-cell>
          <table:table-cell office:value-type="float" office:value="7.13">
            <text:p>7,1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3">
            <text:p>0,93</text:p>
          </table:table-cell>
          <table:table-cell office:value-type="float" office:value="7.02">
            <text:p>7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 veterina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4">
            <text:p>0,94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endentif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5">
            <text:p>0,95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prix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6">
            <text:p>0,96</text:p>
          </table:table-cell>
          <table:table-cell office:value-type="float" office:value="5.84">
            <text:p>5,8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7">
            <text:p>0,97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9">
            <text:p>0,99</text:p>
          </table:table-cell>
          <table:table-cell office:value-type="float" office:value="7.05">
            <text:p>7,0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êtement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9">
            <text:p>0,99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 Pas</text:p>
          </table:table-cell>
          <table:table-cell office:value-type="string">
            <text:p>accessoires chiens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9">
            <text:p>0,99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lunette de sole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gripp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05">
            <text:p>0,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s Acouphènes</text:p>
          </table:table-cell>
          <table:table-cell office:value-type="string">
            <text:p>soulag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43">
            <text:p>0,43</text:p>
          </table:table-cell>
          <table:table-cell office:value-type="float" office:value="0.86">
            <text:p>0,8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es rhumatism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49">
            <text:p>0,49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53">
            <text:p>0,53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 Psoriasis</text:p>
          </table:table-cell>
          <table:table-cell office:value-type="string">
            <text:p>comment soigne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54">
            <text:p>0,54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 Psoriasis</text:p>
          </table:table-cell>
          <table:table-cell office:value-type="string">
            <text:p>soigner un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55">
            <text:p>0,55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plant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61">
            <text:p>0,61</text:p>
          </table:table-cell>
          <table:table-cell office:value-type="float" office:value="0.18">
            <text:p>0,1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la rosacé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">
            <text:p>0,7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la boutiqu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2">
            <text:p>0,72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5">
            <text:p>0,75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arreter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6">
            <text:p>0,76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comment guérir du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6">
            <text:p>0,76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harmac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8">
            <text:p>0,78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équin</text:p>
          </table:table-cell>
          <table:table-cell office:value-type="string">
            <text:p>comment devenir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9">
            <text:p>0,79</text:p>
          </table:table-cell>
          <table:table-cell office:value-type="float" office:value="1.3">
            <text:p>1,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comment guéri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">
            <text:p>0,8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eviter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1">
            <text:p>0,81</text:p>
          </table:table-cell>
          <table:table-cell office:value-type="float" office:value="1.46">
            <text:p>1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hytothérap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3">
            <text:p>0,83</text:p>
          </table:table-cell>
          <table:table-cell office:value-type="float" office:value="0.17">
            <text:p>0,1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le choleste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4">
            <text:p>0,84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obje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4">
            <text:p>0,84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stres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5">
            <text:p>0,85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vetement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5">
            <text:p>0,85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6">
            <text:p>0,86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onflements que f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7">
            <text:p>0,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romenad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7">
            <text:p>0,87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 veterina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8">
            <text:p>0,88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traitement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8">
            <text:p>0,88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soigner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9">
            <text:p>0,89</text:p>
          </table:table-cell>
          <table:table-cell office:value-type="float" office:value="1.33">
            <text:p>1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Animaux</text:p>
          </table:table-cell>
          <table:table-cell office:value-type="string">
            <text:p>article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9">
            <text:p>0,89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boutique animaux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wc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0.26">
            <text:p>0,2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2">
            <text:p>0,92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3">
            <text:p>0,93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4">
            <text:p>0,94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onflement remed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5">
            <text:p>0,95</text:p>
          </table:table-cell>
          <table:table-cell office:value-type="float" office:value="1.65">
            <text:p>1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roduit contre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5">
            <text:p>0,95</text:p>
          </table:table-cell>
          <table:table-cell office:value-type="float" office:value="1.26">
            <text:p>1,2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6">
            <text:p>0,96</text:p>
          </table:table-cell>
          <table:table-cell office:value-type="float" office:value="6.11">
            <text:p>6,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meilleure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6">
            <text:p>0,96</text:p>
          </table:table-cell>
          <table:table-cell office:value-type="float" office:value="5.61">
            <text:p>5,6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soign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6">
            <text:p>0,96</text:p>
          </table:table-cell>
          <table:table-cell office:value-type="float" office:value="1.49">
            <text:p>1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Psoriasis</text:p>
          </table:table-cell>
          <table:table-cell office:value-type="string">
            <text:p>pommade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7">
            <text:p>0,97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7">
            <text:p>0,97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animaux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8">
            <text:p>0,98</text:p>
          </table:table-cell>
          <table:table-cell office:value-type="float" office:value="7.24">
            <text:p>7,2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matérie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9">
            <text:p>0,99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lmer</text:p>
          </table:table-cell>
          <table:table-cell office:value-type="string">
            <text:p>calm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oiffeu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3">
            <text:p>0,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risax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33">
            <text:p>0,3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lmer</text:p>
          </table:table-cell>
          <table:table-cell office:value-type="string">
            <text:p>calmer angoiss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43">
            <text:p>0,4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s Acouphènes</text:p>
          </table:table-cell>
          <table:table-cell office:value-type="string">
            <text:p>comment soulag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47">
            <text:p>0,47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xiété</text:p>
          </table:table-cell>
          <table:table-cell office:value-type="string">
            <text:p>anxiété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47">
            <text:p>0,47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1">
            <text:p>0,51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arthrose naturel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5">
            <text:p>0,55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s pour hemorroi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6">
            <text:p>0,56</text:p>
          </table:table-cell>
          <table:table-cell office:value-type="float" office:value="1.03">
            <text:p>1,0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oméopathie</text:p>
          </table:table-cell>
          <table:table-cell office:value-type="string">
            <text:p>homéopathie cholesté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6">
            <text:p>0,5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arreter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2">
            <text:p>0,62</text:p>
          </table:table-cell>
          <table:table-cell office:value-type="float" office:value="0.98">
            <text:p>0,9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s Acouphènes</text:p>
          </table:table-cell>
          <table:table-cell office:value-type="string">
            <text:p>trait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2">
            <text:p>0,62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roduit animali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3">
            <text:p>0,63</text:p>
          </table:table-cell>
          <table:table-cell office:value-type="float" office:value="1.29">
            <text:p>1,2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5">
            <text:p>0,65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acouphe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1">
            <text:p>0,7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4">
            <text:p>0,74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boutiqu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5">
            <text:p>0,75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</text:p>
          </table:table-cell>
          <table:table-cell office:value-type="string">
            <text:p>remede contre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5">
            <text:p>0,75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oméopathie</text:p>
          </table:table-cell>
          <table:table-cell office:value-type="string">
            <text:p>homeopathie pour choleste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6">
            <text:p>0,76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vetement bouledogue franca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8">
            <text:p>0,78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Animaux</text:p>
          </table:table-cell>
          <table:table-cell office:value-type="string">
            <text:p>articl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1">
            <text:p>0,81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2">
            <text:p>0,82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accessoires cani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3">
            <text:p>0,83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Animaux</text:p>
          </table:table-cell>
          <table:table-cell office:value-type="string">
            <text:p>accessoire animaux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5">
            <text:p>0,85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médica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5">
            <text:p>0,85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insuli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7">
            <text:p>0,87</text:p>
          </table:table-cell>
          <table:table-cell office:value-type="float" office:value="0.22">
            <text:p>0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emede contr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8">
            <text:p>0,88</text:p>
          </table:table-cell>
          <table:table-cell office:value-type="float" office:value="0.92">
            <text:p>0,9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emède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9">
            <text:p>0,89</text:p>
          </table:table-cell>
          <table:table-cell office:value-type="float" office:value="0.96">
            <text:p>0,9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9">
            <text:p>0,89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boutiqu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9">
            <text:p>0,89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santé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1">
            <text:p>0,91</text:p>
          </table:table-cell>
          <table:table-cell office:value-type="float" office:value="7.7">
            <text:p>7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équin</text:p>
          </table:table-cell>
          <table:table-cell office:value-type="string">
            <text:p>étude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1">
            <text:p>0,91</text:p>
          </table:table-cell>
          <table:table-cell office:value-type="float" office:value="0.96">
            <text:p>0,9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pour chien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2">
            <text:p>0,92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toilett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2">
            <text:p>0,92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meilleur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3">
            <text:p>0,93</text:p>
          </table:table-cell>
          <table:table-cell office:value-type="float" office:value="6.08">
            <text:p>6,0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combat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4">
            <text:p>0,94</text:p>
          </table:table-cell>
          <table:table-cell office:value-type="float" office:value="1.14">
            <text:p>1,1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Psoriasis</text:p>
          </table:table-cell>
          <table:table-cell office:value-type="string">
            <text:p>traitement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4">
            <text:p>0,94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tarif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6">
            <text:p>0,96</text:p>
          </table:table-cell>
          <table:table-cell office:value-type="float" office:value="5.95">
            <text:p>5,9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tipi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7">
            <text:p>0,97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phéromon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Chien</text:p>
          </table:table-cell>
          <table:table-cell office:value-type="string">
            <text:p>le chien le plu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tegories Chien</text:p>
          </table:table-cell>
          <table:table-cell office:value-type="string">
            <text:p>categori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tegories Chien</text:p>
          </table:table-cell>
          <table:table-cell office:value-type="string">
            <text:p>les categories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</text:p>
          </table:table-cell>
          <table:table-cell office:value-type="string">
            <text:p>un animal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tegories Chien</text:p>
          </table:table-cell>
          <table:table-cell office:value-type="string">
            <text:p>categories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3">
            <text:p>0,13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canin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4">
            <text:p>0,1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xiété</text:p>
          </table:table-cell>
          <table:table-cell office:value-type="string">
            <text:p>calmer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s agressif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hypnos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8">
            <text:p>0,1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lmer</text:p>
          </table:table-cell>
          <table:table-cell office:value-type="string">
            <text:p>comment calmer une angoi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mportement Chien</text:p>
          </table:table-cell>
          <table:table-cell office:value-type="string">
            <text:p>le comportement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4">
            <text:p>0,24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ostéopath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6">
            <text:p>0,2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contre les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6">
            <text:p>0,2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u Chien</text:p>
          </table:table-cell>
          <table:table-cell office:value-type="string">
            <text:p>anxiété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9">
            <text:p>0,29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stress hypn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37">
            <text:p>0,3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ite Chien</text:p>
          </table:table-cell>
          <table:table-cell office:value-type="string">
            <text:p>site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4">
            <text:p>0,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traiter les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45">
            <text:p>0,4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 pour aerophag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53">
            <text:p>0,53</text:p>
          </table:table-cell>
          <table:table-cell office:value-type="float" office:value="0.22">
            <text:p>0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les rhumatism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56">
            <text:p>0,56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combat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57">
            <text:p>0,57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3">
            <text:p>0,63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 Psoriasis</text:p>
          </table:table-cell>
          <table:table-cell office:value-type="string">
            <text:p>remèd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3">
            <text:p>0,63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oméopathie</text:p>
          </table:table-cell>
          <table:table-cell office:value-type="string">
            <text:p>homeopathie pour sommei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5">
            <text:p>0,65</text:p>
          </table:table-cell>
          <table:table-cell office:value-type="float" office:value="0.83">
            <text:p>0,8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plantes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9">
            <text:p>0,69</text:p>
          </table:table-cell>
          <table:table-cell office:value-type="float" office:value="0.14">
            <text:p>0,1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Pour</text:p>
          </table:table-cell>
          <table:table-cell office:value-type="string">
            <text:p>ostéopath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2">
            <text:p>0,72</text:p>
          </table:table-cell>
          <table:table-cell office:value-type="float" office:value="0.96">
            <text:p>0,9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</text:p>
          </table:table-cell>
          <table:table-cell office:value-type="string">
            <text:p>remède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3">
            <text:p>0,73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traitement efficac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5">
            <text:p>0,75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soigner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7">
            <text:p>0,77</text:p>
          </table:table-cell>
          <table:table-cell office:value-type="float" office:value="1.44">
            <text:p>1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s chiens et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7">
            <text:p>0,77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toilett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9">
            <text:p>0,79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ntre Ronflement</text:p>
          </table:table-cell>
          <table:table-cell office:value-type="string">
            <text:p>solution contr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">
            <text:p>0,8</text:p>
          </table:table-cell>
          <table:table-cell office:value-type="float" office:value="1.17">
            <text:p>1,1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etement pour chien de lux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">
            <text:p>0,8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chiens lux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1">
            <text:p>0,8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école ostéopathie équ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2">
            <text:p>0,82</text:p>
          </table:table-cell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médicaments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2">
            <text:p>0,82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traitement contre le vitiligo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2">
            <text:p>0,82</text:p>
          </table:table-cell>
          <table:table-cell office:value-type="float" office:value="0.19">
            <text:p>0,1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evit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4">
            <text:p>0,84</text:p>
          </table:table-cell>
          <table:table-cell office:value-type="float" office:value="1.35">
            <text:p>1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a calvit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5">
            <text:p>0,85</text:p>
          </table:table-cell>
          <table:table-cell office:value-type="float" office:value="1.77">
            <text:p>1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vente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5">
            <text:p>0,85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devis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6">
            <text:p>0,86</text:p>
          </table:table-cell>
          <table:table-cell office:value-type="float" office:value="7.47">
            <text:p>7,4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etement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6">
            <text:p>0,86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eczem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7">
            <text:p>0,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8">
            <text:p>0,88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9">
            <text:p>0,89</text:p>
          </table:table-cell>
          <table:table-cell office:value-type="float" office:value="6.25">
            <text:p>6,2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chien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9">
            <text:p>0,89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forum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6.64">
            <text:p>6,6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etement pour gro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arthros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meilleur assuran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1">
            <text:p>0,91</text:p>
          </table:table-cell>
          <table:table-cell office:value-type="float" office:value="7.6">
            <text:p>7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boutiqu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1">
            <text:p>0,91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chien bou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2">
            <text:p>0,92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animaux domestiq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3">
            <text:p>0,93</text:p>
          </table:table-cell>
          <table:table-cell office:value-type="float" office:value="8.11">
            <text:p>8,1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assurance 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3">
            <text:p>0,93</text:p>
          </table:table-cell>
          <table:table-cell office:value-type="float" office:value="6.24">
            <text:p>6,2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6.93">
            <text:p>6,9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6.05">
            <text:p>6,0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emèd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ot</text:p>
          </table:table-cell>
          <table:table-cell office:value-type="string">
            <text:p>vetement pour chio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5">
            <text:p>0,95</text:p>
          </table:table-cell>
          <table:table-cell office:value-type="float" office:value="8.16">
            <text:p>8,1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solly azar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6">
            <text:p>0,96</text:p>
          </table:table-cell>
          <table:table-cell office:value-type="float" office:value="6.52">
            <text:p>6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médicament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7">
            <text:p>0,97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ntre Ronflement</text:p>
          </table:table-cell>
          <table:table-cell office:value-type="string">
            <text:p>produit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8">
            <text:p>0,98</text:p>
          </table:table-cell>
          <table:table-cell office:value-type="float" office:value="0.99">
            <text:p>0,9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9">
            <text:p>0,99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médicament anti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.21">
            <text:p>1,2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 pour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6">
            <text:p>0,7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 Pas</text:p>
          </table:table-cell>
          <table:table-cell office:value-type="string">
            <text:p>accessoires pour chiens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héromo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ménopau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ommade pour maigri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tegories Chien</text:p>
          </table:table-cell>
          <table:table-cell office:value-type="string">
            <text:p>chien categor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chie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tegories Chien</text:p>
          </table:table-cell>
          <table:table-cell office:value-type="string">
            <text:p>catégories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types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u Chien</text:p>
          </table:table-cell>
          <table:table-cell office:value-type="string">
            <text:p>origine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ux De Compagnie</text:p>
          </table:table-cell>
          <table:table-cell office:value-type="string">
            <text:p>nos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u Chien</text:p>
          </table:table-cell>
          <table:table-cell office:value-type="string">
            <text:p>attitud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5">
            <text:p>0,05</text:p>
          </table:table-cell>
          <table:table-cell office:value-type="float" office:value="0.03">
            <text:p>0,0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tegories Chien</text:p>
          </table:table-cell>
          <table:table-cell office:value-type="string">
            <text:p>categories d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e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9">
            <text:p>0,09</text:p>
          </table:table-cell>
          <table:table-cell office:value-type="float" office:value="1.68">
            <text:p>1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ostéopathi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16">
            <text:p>0,16</text:p>
          </table:table-cell>
          <table:table-cell office:value-type="float" office:value="2.04">
            <text:p>2,0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3">
          <table:table-cell table:style-name="ce2" office:value-type="string">
            <text:p>Chien</text:p>
          </table:table-cell>
          <table:table-cell table:style-name="ce2" office:value-type="string">
            <text:p>chien fatigue</text:p>
          </table:table-cell>
          <table:table-cell table:style-name="ce2" office:value-type="string">
            <text:p>Broad</text:p>
          </table:table-cell>
          <table:table-cell table:style-name="ce2" office:value-type="string">
            <text:p>EUR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0.18">
            <text:p>0,18</text:p>
          </table:table-cell>
          <table:table-cell table:style-name="ce2" office:value-type="float" office:value="3.22">
            <text:p>3,22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article</text:p>
          </table:table-cell>
          <table:table-cell table:style-name="ce2" office:value-type="string">
            <text:p><text:a xlink:href="http://www.chien-calme.com/actualites/fatigue-chien/">http://www.chien-calme.com/actualites/fatigue-chien/</text:a></text:p>
            <text:p/>
            <text:p>http://www.chien-calme.com/actualites/langage_corporel_canin_fatigue/</text:p>
          </table:table-cell>
          <table:table-cell table:style-name="ce2"/>
          <table:table-cell table:style-name="ce2" office:value-type="float" office:value="2">
            <text:p>2</text:p>
          </table:table-cell>
          <table:table-cell table:style-name="ce2" table:number-columns-repeated="1007"/>
        </table:table-row>
        <table:table-row table:style-name="ro2">
          <table:table-cell office:value-type="string">
            <text:p>Stress</text:p>
          </table:table-cell>
          <table:table-cell office:value-type="string">
            <text:p>massage contre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1">
            <text:p>0,2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supprime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2">
            <text:p>0,22</text:p>
          </table:table-cell>
          <table:table-cell office:value-type="float" office:value="0.85">
            <text:p>0,8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angoiss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3">
            <text:p>0,23</text:p>
          </table:table-cell>
          <table:table-cell office:value-type="float" office:value="0.76">
            <text:p>0,7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contre les insomn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3">
            <text:p>0,2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chien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4">
            <text:p>0,24</text:p>
          </table:table-cell>
          <table:table-cell office:value-type="float" office:value="1.72">
            <text:p>1,7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sur 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31">
            <text:p>0,31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trouver chien que f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2">
            <text:p>0,4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hypnose contr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6">
            <text:p>0,46</text:p>
          </table:table-cell>
          <table:table-cell office:value-type="float" office:value="1.17">
            <text:p>1,1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e choleste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6">
            <text:p>0,46</text:p>
          </table:table-cell>
          <table:table-cell office:value-type="float" office:value="0.85">
            <text:p>0,8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ite Chien</text:p>
          </table:table-cell>
          <table:table-cell office:value-type="string">
            <text:p>sit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6">
            <text:p>0,4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s Chiens</text:p>
          </table:table-cell>
          <table:table-cell office:value-type="string">
            <text:p>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7">
            <text:p>0,4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s chiens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">
            <text:p>0,5</text:p>
          </table:table-cell>
          <table:table-cell office:value-type="float" office:value="0.48">
            <text:p>0,4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1">
            <text:p>0,51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soulager les rhumatism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1">
            <text:p>0,51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medicament 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1">
            <text:p>0,5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que faire pou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2">
            <text:p>0,52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 Psoriasis</text:p>
          </table:table-cell>
          <table:table-cell office:value-type="string">
            <text:p>remede contr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2">
            <text:p>0,52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ostéopath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3">
            <text:p>0,5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acn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5">
            <text:p>0,55</text:p>
          </table:table-cell>
          <table:table-cell office:value-type="float" office:value="1.02">
            <text:p>1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chien molo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5">
            <text:p>0,55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guéri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6">
            <text:p>0,56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</text:p>
          </table:table-cell>
          <table:table-cell office:value-type="string">
            <text:p>insomnie remede nature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6">
            <text:p>0,5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apht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7">
            <text:p>0,57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voiture à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8">
            <text:p>0,58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traiter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1">
            <text:p>0,61</text:p>
          </table:table-cell>
          <table:table-cell office:value-type="float" office:value="3.45">
            <text:p>3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accueil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1">
            <text:p>0,61</text:p>
          </table:table-cell>
          <table:table-cell office:value-type="float" office:value="1.28">
            <text:p>1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</text:p>
          </table:table-cell>
          <table:table-cell office:value-type="string">
            <text:p>remède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2">
            <text:p>0,62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s pour chiens et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2">
            <text:p>0,62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Homéopathie</text:p>
          </table:table-cell>
          <table:table-cell office:value-type="string">
            <text:p>homeopathie pour insom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3">
            <text:p>0,63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san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4">
            <text:p>0,64</text:p>
          </table:table-cell>
          <table:table-cell office:value-type="float" office:value="2.57">
            <text:p>2,5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s chien et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6">
            <text:p>0,66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bai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9">
            <text:p>0,69</text:p>
          </table:table-cell>
          <table:table-cell office:value-type="float" office:value="0.22">
            <text:p>0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médicamen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9">
            <text:p>0,69</text:p>
          </table:table-cell>
          <table:table-cell office:value-type="float" office:value="0.15">
            <text:p>0,1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string">
            <text:p>article</text:p>
          </table:table-cell>
          <table:table-cell office:value-type="string">
            <text:p>http://www.chien-calme.com/actualites/medicaments-dangereux/</text:p>
          </table:table-cell>
          <table:table-cell office:value-type="string">
            <text:p><text:a xlink:href="http://conseilsveterinaire.com/comment-traiter-le-mal-de-transport-du-chien-ou-du-chat/#comment-10518">http://conseilsveterinaire.com/comment-traiter-le-mal-de-transport-du-chien-ou-du-chat/#comment-10518</text:a> <text:a xlink:href="http://vetocourtiade.over-blog.com/2014/08/anti-puce-et-anti-tique-en-comprime-pour-le-chien-enfin.html#ob-comment-ob-comment-91060411">http://vetocourtiade.over-blog.com/2014/08/anti-puce-et-anti-tique-en-comprime-pour-le-chien-enfin.html#ob-comment-ob-comment-91060411</text:a></text:p>
          </table:table-cell>
          <table:table-cell table:number-columns-repeated="1008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6">
            <text:p>1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 Psoriasis</text:p>
          </table:table-cell>
          <table:table-cell office:value-type="string">
            <text:p>remede pou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1">
            <text:p>0,71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Psoriasis</text:p>
          </table:table-cell>
          <table:table-cell office:value-type="string">
            <text:p>medicament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fournisseur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5">
            <text:p>0,75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roduit pour apht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6">
            <text:p>0,76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roduit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8">
            <text:p>0,78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boutique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8">
            <text:p>0,78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varican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">
            <text:p>0,8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équin</text:p>
          </table:table-cell>
          <table:table-cell office:value-type="string">
            <text:p>études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1">
            <text:p>0,81</text:p>
          </table:table-cell>
          <table:table-cell office:value-type="float" office:value="1.88">
            <text:p>1,8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arret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ite Chien</text:p>
          </table:table-cell>
          <table:table-cell office:value-type="string">
            <text:p>site 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e Pour</text:p>
          </table:table-cell>
          <table:table-cell office:value-type="string">
            <text:p>ostéopathe pour animaux form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2.75">
            <text:p>2,7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trait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1.59">
            <text:p>1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grossist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tisan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0.21">
            <text:p>0,2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formation ostéopathie équ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7">
            <text:p>0,87</text:p>
          </table:table-cell>
          <table:table-cell office:value-type="float" office:value="2.01">
            <text:p>2,0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rocket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7">
            <text:p>0,87</text:p>
          </table:table-cell>
          <table:table-cell office:value-type="float" office:value="1.46">
            <text:p>1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chiens accessoir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7">
            <text:p>0,87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devis 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8">
            <text:p>0,88</text:p>
          </table:table-cell>
          <table:table-cell office:value-type="float" office:value="5.39">
            <text:p>5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acesso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8">
            <text:p>0,88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vainc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9">
            <text:p>0,89</text:p>
          </table:table-cell>
          <table:table-cell office:value-type="float" office:value="1.22">
            <text:p>1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9">
            <text:p>0,89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hien pour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9">
            <text:p>0,8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s animaux domestiq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6.17">
            <text:p>6,1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chien forum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4.99">
            <text:p>4,9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 pour apht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comparateur mutu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1">
            <text:p>0,91</text:p>
          </table:table-cell>
          <table:table-cell office:value-type="float" office:value="6.68">
            <text:p>6,6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assurance mutu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2">
            <text:p>0,92</text:p>
          </table:table-cell>
          <table:table-cell office:value-type="float" office:value="6.22">
            <text:p>6,2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accessoire pour chien de cha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3">
            <text:p>0,93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 tiqu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3">
            <text:p>0,9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er m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4">
            <text:p>0,94</text:p>
          </table:table-cell>
          <table:table-cell office:value-type="float" office:value="5.48">
            <text:p>5,4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ntre Ronflement</text:p>
          </table:table-cell>
          <table:table-cell office:value-type="string">
            <text:p>solutions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5">
            <text:p>0,95</text:p>
          </table:table-cell>
          <table:table-cell office:value-type="float" office:value="1.63">
            <text:p>1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devis 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6.52">
            <text:p>6,5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ostéopathie équine form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chiens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ntre Ronflement</text:p>
          </table:table-cell>
          <table:table-cell office:value-type="string">
            <text:p>appareil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8">
            <text:p>0,98</text:p>
          </table:table-cell>
          <table:table-cell office:value-type="float" office:value="0.89">
            <text:p>0,8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erie</text:p>
          </table:table-cell>
          <table:table-cell office:value-type="string">
            <text:p>accessoire animaler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8">
            <text:p>0,98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office:value-type="float" office:value="4.78">
            <text:p>4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é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e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.43">
            <text:p>8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6.13">
            <text:p>6,1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pour l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.86">
            <text:p>5,8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onflements remè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63">
            <text:p>1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médicaments anti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7">
            <text:p>0,9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accue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pour chiens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médicament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santé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s Chiens</text:p>
          </table:table-cell>
          <table:table-cell office:value-type="string">
            <text:p>les types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de stress massag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Chien</text:p>
          </table:table-cell>
          <table:table-cell office:value-type="string">
            <text:p>le chien l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Chien</text:p>
          </table:table-cell>
          <table:table-cell office:value-type="string">
            <text:p>animal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</text:p>
          </table:table-cell>
          <table:table-cell office:value-type="string">
            <text:p>massage anima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</text:p>
          </table:table-cell>
          <table:table-cell office:value-type="string">
            <text:p>animal pou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ami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v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ciy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un chien heure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et l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lmer</text:p>
          </table:table-cell>
          <table:table-cell office:value-type="string">
            <text:p>calme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Chien</text:p>
          </table:table-cell>
          <table:table-cell office:value-type="string">
            <text:p>chien le plu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ux De Compagnie</text:p>
          </table:table-cell>
          <table:table-cell office:value-type="string">
            <text:p>meilleur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ux De Compagnie</text:p>
          </table:table-cell>
          <table:table-cell office:value-type="string">
            <text:p>meilleurs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</text:p>
          </table:table-cell>
          <table:table-cell office:value-type="string">
            <text:p>animal thérap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thérap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chien de thérap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bonn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 Massage</text:p>
          </table:table-cell>
          <table:table-cell office:value-type="string">
            <text:p>chien massag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s Chiens</text:p>
          </table:table-cell>
          <table:table-cell office:value-type="string">
            <text:p>les chien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plus grand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chl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aidons l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cani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les therap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ite Chien</text:p>
          </table:table-cell>
          <table:table-cell office:value-type="string">
            <text:p>chien sit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 Massage</text:p>
          </table:table-cell>
          <table:table-cell office:value-type="string">
            <text:p>massag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9">
            <text:p>0,0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Chien</text:p>
          </table:table-cell>
          <table:table-cell office:value-type="string">
            <text:p>info sur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9">
            <text:p>0,0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xiété</text:p>
          </table:table-cell>
          <table:table-cell office:value-type="string">
            <text:p>anxiété séparati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thérapeu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ux De Compagnie</text:p>
          </table:table-cell>
          <table:table-cell office:value-type="string">
            <text:p>des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1">
            <text:p>0,11</text:p>
          </table:table-cell>
          <table:table-cell office:value-type="float" office:value="0.24">
            <text:p>0,2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é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1">
            <text:p>0,1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thérapie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2">
            <text:p>0,1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lmer</text:p>
          </table:table-cell>
          <table:table-cell office:value-type="string">
            <text:p>calmer un chien anxie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mportement Chien</text:p>
          </table:table-cell>
          <table:table-cell office:value-type="string">
            <text:p>comportement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</text:p>
          </table:table-cell>
          <table:table-cell office:value-type="string">
            <text:p>trouver un animal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 Massage</text:p>
          </table:table-cell>
          <table:table-cell office:value-type="string">
            <text:p>massag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fatigu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massothérapie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mportement Chien</text:p>
          </table:table-cell>
          <table:table-cell office:value-type="string">
            <text:p>comportements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</text:p>
          </table:table-cell>
          <table:table-cell office:value-type="string">
            <text:p>animal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8">
            <text:p>0,18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chien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8">
            <text:p>0,1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vie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8">
            <text:p>0,1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ux De Compagnie</text:p>
          </table:table-cell>
          <table:table-cell office:value-type="string">
            <text:p>les animaux de compagn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anxieu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1">
            <text:p>0,2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lmer</text:p>
          </table:table-cell>
          <table:table-cell office:value-type="string">
            <text:p>comment calmer un chien anxie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2">
            <text:p>0,2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Animaux</text:p>
          </table:table-cell>
          <table:table-cell office:value-type="string">
            <text:p>massag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2">
            <text:p>0,2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lmer</text:p>
          </table:table-cell>
          <table:table-cell office:value-type="string">
            <text:p>pour calme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4">
            <text:p>0,24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canin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xiété</text:p>
          </table:table-cell>
          <table:table-cell office:value-type="string">
            <text:p>stress ou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Chien</text:p>
          </table:table-cell>
          <table:table-cell office:value-type="string">
            <text:p>le chien agressif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u Chien</text:p>
          </table:table-cell>
          <table:table-cell office:value-type="string">
            <text:p>angoiss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7">
            <text:p>0,27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mportement Chien</text:p>
          </table:table-cell>
          <table:table-cell office:value-type="string">
            <text:p>comportement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7">
            <text:p>0,27</text:p>
          </table:table-cell>
          <table:table-cell office:value-type="float" office:value="0.86">
            <text:p>0,8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</text:p>
          </table:table-cell>
          <table:table-cell office:value-type="string">
            <text:p>pour anima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7">
            <text:p>0,2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son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contre le stre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9">
            <text:p>0,2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e rhumatism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9">
            <text:p>0,2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que faire contre le stre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1">
            <text:p>0,3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animal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2">
            <text:p>0,32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stress ostéopath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6">
            <text:p>0,3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8">
            <text:p>0,38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chien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8">
            <text:p>0,38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tress</text:p>
          </table:table-cell>
          <table:table-cell office:value-type="string">
            <text:p>pou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9">
            <text:p>0,39</text:p>
          </table:table-cell>
          <table:table-cell office:value-type="float" office:value="1.77">
            <text:p>1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</text:p>
          </table:table-cell>
          <table:table-cell office:value-type="string">
            <text:p>ostéopathe anima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49">
            <text:p>0,49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1"/>
        </table:table-row>
        <table:table-row table:style-name="ro2">
          <table:table-cell office:value-type="string">
            <text:p>Pour Psoriasis</text:p>
          </table:table-cell>
          <table:table-cell office:value-type="string">
            <text:p>homeopathie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49">
            <text:p>0,49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natati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49">
            <text:p>0,49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articl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51">
            <text:p>0,51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u Chien</text:p>
          </table:table-cell>
          <table:table-cell office:value-type="string">
            <text:p>le stres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55">
            <text:p>0,55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Chien</text:p>
          </table:table-cell>
          <table:table-cell office:value-type="string">
            <text:p>pour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57">
            <text:p>0,57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 Massage</text:p>
          </table:table-cell>
          <table:table-cell office:value-type="string">
            <text:p>massag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">
            <text:p>0,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ostéopathi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1">
            <text:p>0,6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santé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1">
            <text:p>0,6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le psoriasis trait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2">
            <text:p>0,6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 Psoriasis</text:p>
          </table:table-cell>
          <table:table-cell office:value-type="string">
            <text:p>remede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8">
            <text:p>0,68</text:p>
          </table:table-cell>
          <table:table-cell office:value-type="float" office:value="0.19">
            <text:p>0,1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</text:p>
          </table:table-cell>
          <table:table-cell office:value-type="string">
            <text:p>remede contre impuiss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1">
            <text:p>0,7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remed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3">
            <text:p>0,73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 pour impuiss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5">
            <text:p>0,75</text:p>
          </table:table-cell>
          <table:table-cell office:value-type="float" office:value="0.91">
            <text:p>0,9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ite Chien</text:p>
          </table:table-cell>
          <table:table-cell office:value-type="string">
            <text:p>sit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5">
            <text:p>0,75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ux De Compagnie</text:p>
          </table:table-cell>
          <table:table-cell office:value-type="string">
            <text:p>site pour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6">
            <text:p>0,76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emède</text:p>
          </table:table-cell>
          <table:table-cell office:value-type="string">
            <text:p>remède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7">
            <text:p>0,77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lante pour ménopau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7">
            <text:p>0,77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ommade pour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7">
            <text:p>0,77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diffuse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8">
            <text:p>0,78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9">
            <text:p>0,79</text:p>
          </table:table-cell>
          <table:table-cell office:value-type="float" office:value="0.24">
            <text:p>0,2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pour 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2">
            <text:p>0,82</text:p>
          </table:table-cell>
          <table:table-cell office:value-type="float" office:value="0.97">
            <text:p>0,9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la cellulit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2">
            <text:p>0,82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6">
            <text:p>0,86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accessoire de dress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7">
            <text:p>0,87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nimaux assur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9">
            <text:p>0,89</text:p>
          </table:table-cell>
          <table:table-cell office:value-type="float" office:value="6.03">
            <text:p>6,0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etement de lux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9">
            <text:p>0,89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pour m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7.93">
            <text:p>7,9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d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5.63">
            <text:p>5,6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boutiqu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8.27">
            <text:p>8,2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e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6.83">
            <text:p>6,8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chien tarif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6.14">
            <text:p>6,1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 d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chien assur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3">
            <text:p>0,93</text:p>
          </table:table-cell>
          <table:table-cell office:value-type="float" office:value="7.69">
            <text:p>7,6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accessoires bouledogue franca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3">
            <text:p>0,93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comment assurer s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4">
            <text:p>0,94</text:p>
          </table:table-cell>
          <table:table-cell office:value-type="float" office:value="4.79">
            <text:p>4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hat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4">
            <text:p>0,94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materiel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4">
            <text:p>0,94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pour animaux domestiq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5">
            <text:p>0,95</text:p>
          </table:table-cell>
          <table:table-cell office:value-type="float" office:value="7.28">
            <text:p>7,2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d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5">
            <text:p>0,95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arapharmac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7">
            <text:p>0,97</text:p>
          </table:table-cell>
          <table:table-cell office:value-type="float" office:value="1.02">
            <text:p>1,0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articles cani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7">
            <text:p>0,97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8">
            <text:p>0,98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verr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8">
            <text:p>0,98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s pour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8">
            <text:p>0,98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pou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.57">
            <text:p>9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en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.59">
            <text:p>7,5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animaux domes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.34">
            <text:p>4,3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chien belg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66">
            <text:p>3,6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santé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94">
            <text:p>2,94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ontre Ronflement</text:p>
          </table:table-cell>
          <table:table-cell office:value-type="string">
            <text:p>appareil contr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56">
            <text:p>1,56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traitement d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ux De Compagnie</text:p>
          </table:table-cell>
          <table:table-cell office:value-type="string">
            <text:p>produits pour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héromon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etement pour chien hello kitty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produits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pour animaux domes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anin</text:p>
          </table:table-cell>
          <table:table-cell office:value-type="string">
            <text:p>l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Animal</text:p>
          </table:table-cell>
          <table:table-cell office:value-type="string">
            <text:p>meilleur animal domes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hypnos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omm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thérap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tres fatigu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massage hypno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etre plus calm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3"/>
        </table:table-row>
      </table:table>
      <table:database-ranges>
        <table:database-range table:target-range-address="Feuille1.A2:Feuille1.AMJ653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3">13/11/2017</text:date>, <text:time>22:0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3T22:06:25</dc:date>
    <meta:generator>OpenOffice/4.1.2$Unix OpenOffice.org_project/412m3$Build-9782</meta:generator>
    <meta:editing-duration>P1DT17H51M43S</meta:editing-duration>
    <meta:editing-cycles>18</meta:editing-cycles>
    <dc:creator>Jean-Christophe Lavocat</dc:creator>
    <meta:document-statistic meta:table-count="3" meta:cell-count="5511" meta:object-count="0"/>
  </office:meta>
</office:document-meta>
</file>